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Bundl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Bund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.handleGetXMLBundle( String base , String locale , boolean loadBase , final ClassLoader load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XMLResourceBundle.strip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ue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ourceBundle.handleGetObje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ResourceBund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ueHandler.isOwn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.XMLResourceBundle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talogueHandler.startElement( String uri , String localName , String qName , Attributes at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ResourceBundle.getLocal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ueHandler.endElement( String uri , String localName ,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ResourceBundl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ourceBundle.find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sourceBundle.getKey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MLResourceBundle.setLocal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issingBundle.handleGet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.nex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ResourceBundle.getXMLBundle( String baseName , Locale locale , ClassLoader 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ResourceBundle.getXMLBundle( String baseName ,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talogueHandler.getParen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